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<text:s/>PWM (µs)</text:p>
          </table:table-cell>
          <table:table-cell table:style-name="Default" office:value-type="string" calcext:value-type="string">
            <text:p><text:s/>Force (Kg f)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4.06947622666667" calcext:value-type="float">
            <text:p>-4.07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-4.05057656" calcext:value-type="float">
            <text:p>-4.05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-4.02336104" calcext:value-type="float">
            <text:p>-4.0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-3.96439408" calcext:value-type="float">
            <text:p>-3.96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-3.9008912" calcext:value-type="float">
            <text:p>-3.9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-3.86913976" calcext:value-type="float">
            <text:p>-3.87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-3.82378056" calcext:value-type="float">
            <text:p>-3.82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-3.80110096" calcext:value-type="float">
            <text:p>-3.8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-3.75120584" calcext:value-type="float">
            <text:p>-3.75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-3.71491848" calcext:value-type="float">
            <text:p>-3.7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-3.65595152" calcext:value-type="float">
            <text:p>-3.66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-3.58791272" calcext:value-type="float">
            <text:p>-3.59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-3.51987392" calcext:value-type="float">
            <text:p>-3.52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-3.45183512" calcext:value-type="float">
            <text:p>-3.45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-3.39740408" calcext:value-type="float">
            <text:p>-3.4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-3.3112216" calcext:value-type="float">
            <text:p>-3.31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-3.25225464" calcext:value-type="float">
            <text:p>-3.25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-3.20235952" calcext:value-type="float">
            <text:p>-3.2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-3.1071052" calcext:value-type="float">
            <text:p>-3.1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-3.0390664" calcext:value-type="float">
            <text:p>-3.0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-2.9937072" calcext:value-type="float">
            <text:p>-2.99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-2.93927616" calcext:value-type="float">
            <text:p>-2.94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-2.86216552" calcext:value-type="float">
            <text:p>-2.86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-2.82134224" calcext:value-type="float">
            <text:p>-2.82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-2.77144712" calcext:value-type="float">
            <text:p>-2.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2.70794424" calcext:value-type="float">
            <text:p>-2.71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-2.65804912" calcext:value-type="float">
            <text:p>-2.66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-2.58093848" calcext:value-type="float">
            <text:p>-2.58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-2.54918704" calcext:value-type="float">
            <text:p>-2.55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-2.50836376" calcext:value-type="float">
            <text:p>-2.5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-2.45393272" calcext:value-type="float">
            <text:p>-2.45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-2.381358" calcext:value-type="float">
            <text:p>-2.38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-2.35414248" calcext:value-type="float">
            <text:p>-2.35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-2.27703184" calcext:value-type="float">
            <text:p>-2.28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-2.23620856" calcext:value-type="float">
            <text:p>-2.24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-2.19538528" calcext:value-type="float">
            <text:p>-2.2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-2.11827464" calcext:value-type="float">
            <text:p>-2.12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-2.08198728" calcext:value-type="float">
            <text:p>-2.08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-2.02302032" calcext:value-type="float">
            <text:p>-2.0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-1.97766112" calcext:value-type="float">
            <text:p>-1.9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-1.94137376" calcext:value-type="float">
            <text:p>-1.94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-1.8597272" calcext:value-type="float">
            <text:p>-1.86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-1.814368" calcext:value-type="float">
            <text:p>-1.8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-1.76447288" calcext:value-type="float">
            <text:p>-1.7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-1.70097" calcext:value-type="float">
            <text:p>-1.7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-1.66921856" calcext:value-type="float">
            <text:p>-1.67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-1.6102516" calcext:value-type="float">
            <text:p>-1.61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-1.55582056" calcext:value-type="float">
            <text:p>-1.56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-1.51499728" calcext:value-type="float">
            <text:p>-1.5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-1.48778176" calcext:value-type="float">
            <text:p>-1.4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1.43788664" calcext:value-type="float">
            <text:p>-1.44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-1.39706336" calcext:value-type="float">
            <text:p>-1.4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-1.34716824" calcext:value-type="float">
            <text:p>-1.35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-1.30180904" calcext:value-type="float">
            <text:p>-1.3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-1.25644984" calcext:value-type="float">
            <text:p>-1.2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-1.2020188" calcext:value-type="float">
            <text:p>-1.2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-1.16119552" calcext:value-type="float">
            <text:p>-1.1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-1.12037224" calcext:value-type="float">
            <text:p>-1.12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-1.10222856" calcext:value-type="float">
            <text:p>-1.1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-1.05233344" calcext:value-type="float">
            <text:p>-1.0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-1.020582" calcext:value-type="float">
            <text:p>-1.02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-0.97975872" calcext:value-type="float">
            <text:p>-0.98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-0.94347136" calcext:value-type="float">
            <text:p>-0.94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-0.90264808" calcext:value-type="float">
            <text:p>-0.9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-0.87089664" calcext:value-type="float">
            <text:p>-0.8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-0.82100152" calcext:value-type="float">
            <text:p>-0.82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-0.78471416" calcext:value-type="float">
            <text:p>-0.78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-0.74389088" calcext:value-type="float">
            <text:p>-0.74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-0.71667536" calcext:value-type="float">
            <text:p>-0.72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-0.680388" calcext:value-type="float">
            <text:p>-0.68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-0.64863656" calcext:value-type="float">
            <text:p>-0.65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-0.61688512" calcext:value-type="float">
            <text:p>-0.62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-0.58059776" calcext:value-type="float">
            <text:p>-0.58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-0.53977448" calcext:value-type="float">
            <text:p>-0.54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-0.51255896" calcext:value-type="float">
            <text:p>-0.5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-0.48080752" calcext:value-type="float">
            <text:p>-0.48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-0.44452016" calcext:value-type="float">
            <text:p>-0.44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-0.41730464" calcext:value-type="float">
            <text:p>-0.42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-0.3855532" calcext:value-type="float">
            <text:p>-0.39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-0.35380176" calcext:value-type="float">
            <text:p>-0.3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-0.32205032" calcext:value-type="float">
            <text:p>-0.32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-0.2948348" calcext:value-type="float">
            <text:p>-0.29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-0.25854744" calcext:value-type="float">
            <text:p>-0.26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-0.23586784" calcext:value-type="float">
            <text:p>-0.24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-0.20865232" calcext:value-type="float">
            <text:p>-0.2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-0.1814368" calcext:value-type="float">
            <text:p>-0.18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-0.14968536" calcext:value-type="float">
            <text:p>-0.15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-0.12700576" calcext:value-type="float">
            <text:p>-0.13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-0.10432616" calcext:value-type="float">
            <text:p>-0.1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-0.08618248" calcext:value-type="float">
            <text:p>-0.09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-0.0680388" calcext:value-type="float">
            <text:p>-0.07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-0.04989512" calcext:value-type="float">
            <text:p>-0.05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-0.03628736" calcext:value-type="float">
            <text:p>-0.04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.04082328" calcext:value-type="float">
            <text:p>0.04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5443104" calcext:value-type="float">
            <text:p>0.0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.07711064" calcext:value-type="float">
            <text:p>0.08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.09979024" calcext:value-type="float">
            <text:p>0.1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.12700576" calcext:value-type="float">
            <text:p>0.13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.15422128" calcext:value-type="float">
            <text:p>0.15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.1814368" calcext:value-type="float">
            <text:p>0.18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.21772416" calcext:value-type="float">
            <text:p>0.22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2494756" calcext:value-type="float">
            <text:p>0.25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29029888" calcext:value-type="float">
            <text:p>0.29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.32205032" calcext:value-type="float">
            <text:p>0.32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.35833768" calcext:value-type="float">
            <text:p>0.36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.39916096" calcext:value-type="float">
            <text:p>0.4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.43544832" calcext:value-type="float">
            <text:p>0.44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.47173568" calcext:value-type="float">
            <text:p>0.47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.51255896" calcext:value-type="float">
            <text:p>0.51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.55791816" calcext:value-type="float">
            <text:p>0.5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60327736" calcext:value-type="float">
            <text:p>0.6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.63956472" calcext:value-type="float">
            <text:p>0.64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.680388" calcext:value-type="float">
            <text:p>0.68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.72121128" calcext:value-type="float">
            <text:p>0.72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.77564232" calcext:value-type="float">
            <text:p>0.78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.8164656" calcext:value-type="float">
            <text:p>0.82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.87089664" calcext:value-type="float">
            <text:p>0.87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.907184" calcext:value-type="float">
            <text:p>0.9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.94800728" calcext:value-type="float">
            <text:p>0.95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.99336648" calcext:value-type="float">
            <text:p>0.99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.03418976" calcext:value-type="float">
            <text:p>1.03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.09769264" calcext:value-type="float">
            <text:p>1.10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.14305184" calcext:value-type="float">
            <text:p>1.14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.18387512" calcext:value-type="float">
            <text:p>1.18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.23830616" calcext:value-type="float">
            <text:p>1.24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.27912944" calcext:value-type="float">
            <text:p>1.28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.32902456" calcext:value-type="float">
            <text:p>1.33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.38799152" calcext:value-type="float">
            <text:p>1.39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.43788664" calcext:value-type="float">
            <text:p>1.44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.48324584" calcext:value-type="float">
            <text:p>1.48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.53767688" calcext:value-type="float">
            <text:p>1.54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.587572" calcext:value-type="float">
            <text:p>1.59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.65107488" calcext:value-type="float">
            <text:p>1.65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.69189816" calcext:value-type="float">
            <text:p>1.69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.75993696" calcext:value-type="float">
            <text:p>1.7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.82343984" calcext:value-type="float">
            <text:p>1.82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.87787088" calcext:value-type="float">
            <text:p>1.88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.93230192" calcext:value-type="float">
            <text:p>1.93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.99126888" calcext:value-type="float">
            <text:p>1.99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.04569992" calcext:value-type="float">
            <text:p>2.05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.12281056" calcext:value-type="float">
            <text:p>2.12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.1772416" calcext:value-type="float">
            <text:p>2.18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.21806488" calcext:value-type="float">
            <text:p>2.22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2.27703184" calcext:value-type="float">
            <text:p>2.28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2.381358" calcext:value-type="float">
            <text:p>2.38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.43125312" calcext:value-type="float">
            <text:p>2.43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.5174356" calcext:value-type="float">
            <text:p>2.52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.57640256" calcext:value-type="float">
            <text:p>2.58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.6535132" calcext:value-type="float">
            <text:p>2.65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2.73062384" calcext:value-type="float">
            <text:p>2.7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.75783936" calcext:value-type="float">
            <text:p>2.76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2.83948592" calcext:value-type="float">
            <text:p>2.84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2.88938104" calcext:value-type="float">
            <text:p>2.89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.97556352" calcext:value-type="float">
            <text:p>2.98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3.05267416" calcext:value-type="float">
            <text:p>3.0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.1071052" calcext:value-type="float">
            <text:p>3.11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3.17060808" calcext:value-type="float">
            <text:p>3.17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.21596728" calcext:value-type="float">
            <text:p>3.22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.30214976" calcext:value-type="float">
            <text:p>3.30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.37472448" calcext:value-type="float">
            <text:p>3.3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.42008368" calcext:value-type="float">
            <text:p>3.42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.51080208" calcext:value-type="float">
            <text:p>3.51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3.6060564" calcext:value-type="float">
            <text:p>3.61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3.68316704" calcext:value-type="float">
            <text:p>3.68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3.73759808" calcext:value-type="float">
            <text:p>3.74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.81924464" calcext:value-type="float">
            <text:p>3.82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.88728344" calcext:value-type="float">
            <text:p>3.89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3.95532224" calcext:value-type="float">
            <text:p>3.96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4.0596484" calcext:value-type="float">
            <text:p>4.06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4.14583088" calcext:value-type="float">
            <text:p>4.1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4.25469296" calcext:value-type="float">
            <text:p>4.25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4.30458808" calcext:value-type="float">
            <text:p>4.3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4.38169872" calcext:value-type="float">
            <text:p>4.38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4.50870448" calcext:value-type="float">
            <text:p>4.51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4.52684816" calcext:value-type="float">
            <text:p>4.53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4.649318" calcext:value-type="float">
            <text:p>4.65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4.70828496" calcext:value-type="float">
            <text:p>4.71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4.7853956" calcext:value-type="float">
            <text:p>4.79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4.83529072" calcext:value-type="float">
            <text:p>4.84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4.93054504" calcext:value-type="float">
            <text:p>4.93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5.0121916" calcext:value-type="float">
            <text:p>5.01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5.07569448" calcext:value-type="float">
            <text:p>5.08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5.14373328" calcext:value-type="float">
            <text:p>5.14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5.17548472" calcext:value-type="float">
            <text:p>5.18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5.22084392" calcext:value-type="float">
            <text:p>5.2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.24503549333333" calcext:value-type="float">
            <text:p>5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1" number:min-decimal-places="1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22:13:27.804029071</meta:creation-date>
    <dc:date>2025-03-19T22:17:11.322800810</dc:date>
    <meta:editing-duration>PT3M44S</meta:editing-duration>
    <meta:editing-cycles>1</meta:editing-cycles>
    <meta:document-statistic meta:table-count="1" meta:cell-count="404" meta:object-count="0"/>
    <meta:generator>LibreOffice/7.3.7.2$Linux_X86_64 LibreOffice_project/30$Build-2</meta:generator>
  </office:meta>
</office:document-meta>
</file>